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normal" officeooo:rsid="001189f8" officeooo:paragraph-rsid="001189f8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bold" officeooo:rsid="00befde3" officeooo:paragraph-rsid="001189f8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officeooo:rsid="00befde3" officeooo:paragraph-rsid="001567f2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normal" officeooo:rsid="001189f8" officeooo:paragraph-rsid="001189f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normal" officeooo:rsid="001189f8" officeooo:paragraph-rsid="007358cd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2ed793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3b1ab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68989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243cd0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85a7c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28fc07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18c24c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307037" style:font-size-asian="16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a4007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270888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f2246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7023ae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6f08ae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342065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1189f8" officeooo:paragraph-rsid="003629e2" style:font-size-asian="16pt" style:font-weight-asian="normal" style:font-size-complex="16pt" style:font-weight-complex="normal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befde3" style:font-weight-asian="bold" style:font-weight-complex="bold"/>
    </style:style>
    <style:style style:name="T3" style:family="text">
      <style:text-properties style:font-name="Arial" fo:font-weight="bold" officeooo:rsid="0037dd4b" style:font-weight-asian="bold" style:font-weight-complex="bold"/>
    </style:style>
    <style:style style:name="T4" style:family="text">
      <style:text-properties style:font-name="Arial" fo:font-weight="bold" officeooo:rsid="00851886" style:font-weight-asian="bold" style:font-weight-complex="bold"/>
    </style:style>
    <style:style style:name="T5" style:family="text">
      <style:text-properties style:font-name="Arial" fo:font-weight="bold" officeooo:rsid="002ed793" style:font-weight-asian="bold" style:font-weight-complex="bold"/>
    </style:style>
    <style:style style:name="T6" style:family="text">
      <style:text-properties style:font-name="Arial" fo:font-weight="bold" officeooo:rsid="001a3afa" style:font-weight-asian="bold" style:font-weight-complex="bold"/>
    </style:style>
    <style:style style:name="T7" style:family="text">
      <style:text-properties style:font-name="Arial" fo:font-weight="bold" officeooo:rsid="00858aa6" style:font-weight-asian="bold" style:font-weight-complex="bold"/>
    </style:style>
    <style:style style:name="T8" style:family="text">
      <style:text-properties style:font-name="Arial" fo:font-weight="bold" officeooo:rsid="0022730e" style:font-weight-asian="bold" style:font-weight-complex="bold"/>
    </style:style>
    <style:style style:name="T9" style:family="text">
      <style:text-properties style:font-name="Arial" fo:font-weight="bold" officeooo:rsid="0054d428" style:font-weight-asian="bold" style:font-weight-complex="bold"/>
    </style:style>
    <style:style style:name="T10" style:family="text">
      <style:text-properties style:font-name="Arial" fo:font-weight="bold" officeooo:rsid="00243cd0" style:font-weight-asian="bold" style:font-weight-complex="bold"/>
    </style:style>
    <style:style style:name="T11" style:family="text">
      <style:text-properties style:font-name="Arial" fo:font-weight="bold" officeooo:rsid="00668989" style:font-weight-asian="bold" style:font-weight-complex="bold"/>
    </style:style>
    <style:style style:name="T12" style:family="text">
      <style:text-properties style:font-name="Arial" fo:font-weight="bold" officeooo:rsid="0063b1ab" style:font-weight-asian="bold" style:font-weight-complex="bold"/>
    </style:style>
    <style:style style:name="T13" style:family="text">
      <style:text-properties style:font-name="Arial" fo:font-weight="bold" officeooo:rsid="0028fc07" style:font-weight-asian="bold" style:font-weight-complex="bold"/>
    </style:style>
    <style:style style:name="T14" style:family="text">
      <style:text-properties style:font-name="Arial" fo:font-weight="bold" officeooo:rsid="0048be06" style:font-weight-asian="bold" style:font-weight-complex="bold"/>
    </style:style>
    <style:style style:name="T15" style:family="text">
      <style:text-properties style:font-name="Arial" fo:font-weight="bold" officeooo:rsid="0025602c" style:font-weight-asian="bold" style:font-weight-complex="bold"/>
    </style:style>
    <style:style style:name="T16" style:family="text">
      <style:text-properties style:font-name="Arial" fo:font-weight="bold" officeooo:rsid="00320fd2" style:font-weight-asian="bold" style:font-weight-complex="bold"/>
    </style:style>
    <style:style style:name="T17" style:family="text">
      <style:text-properties style:font-name="Arial" fo:font-weight="bold" officeooo:rsid="0031d0da" style:font-weight-asian="bold" style:font-weight-complex="bold"/>
    </style:style>
    <style:style style:name="T18" style:family="text">
      <style:text-properties style:font-name="Arial" fo:font-weight="bold" officeooo:rsid="0032afaa" style:font-weight-asian="bold" style:font-weight-complex="bold"/>
    </style:style>
    <style:style style:name="T19" style:family="text">
      <style:text-properties style:font-name="Arial" fo:font-weight="bold" officeooo:rsid="006c585b" style:font-weight-asian="bold" style:font-weight-complex="bold"/>
    </style:style>
    <style:style style:name="T20" style:family="text">
      <style:text-properties style:font-name="Arial" fo:font-weight="bold" officeooo:rsid="00270888" style:font-weight-asian="bold" style:font-weight-complex="bold"/>
    </style:style>
    <style:style style:name="T21" style:family="text">
      <style:text-properties style:font-name="Arial" fo:font-weight="bold" officeooo:rsid="006f2246" style:font-weight-asian="bold" style:font-weight-complex="bold"/>
    </style:style>
    <style:style style:name="T22" style:family="text">
      <style:text-properties style:font-name="Arial" fo:font-weight="bold" officeooo:rsid="007023ae" style:font-weight-asian="bold" style:font-weight-complex="bold"/>
    </style:style>
    <style:style style:name="T23" style:family="text">
      <style:text-properties style:font-name="Arial" fo:font-weight="bold" officeooo:rsid="006f08ae" style:font-weight-asian="bold" style:font-weight-complex="bold"/>
    </style:style>
    <style:style style:name="T24" style:family="text">
      <style:text-properties style:font-name="Arial" fo:font-weight="bold" officeooo:rsid="00342065" style:font-weight-asian="bold" style:font-weight-complex="bold"/>
    </style:style>
    <style:style style:name="T25" style:family="text">
      <style:text-properties style:font-name="Arial" fo:font-weight="bold" officeooo:rsid="003629e2" style:font-weight-asian="bold" style:font-weight-complex="bold"/>
    </style:style>
    <style:style style:name="T26" style:family="text">
      <style:text-properties style:font-name="Arial" officeooo:rsid="001a3afa"/>
    </style:style>
    <style:style style:name="T27" style:family="text">
      <style:text-properties style:font-name="Arial" officeooo:rsid="001f7fe3"/>
    </style:style>
    <style:style style:name="T28" style:family="text">
      <style:text-properties style:font-name="Arial" officeooo:rsid="0022730e"/>
    </style:style>
    <style:style style:name="T29" style:family="text">
      <style:text-properties style:font-name="Arial" officeooo:rsid="00243cd0"/>
    </style:style>
    <style:style style:name="T30" style:family="text">
      <style:text-properties style:font-name="Arial" officeooo:rsid="0025602c"/>
    </style:style>
    <style:style style:name="T31" style:family="text">
      <style:text-properties style:font-name="Arial" officeooo:rsid="00270888"/>
    </style:style>
    <style:style style:name="T32" style:family="text">
      <style:text-properties style:font-name="Arial" officeooo:rsid="0028fc07"/>
    </style:style>
    <style:style style:name="T33" style:family="text">
      <style:text-properties style:font-name="Arial" officeooo:rsid="002d0e6c"/>
    </style:style>
    <style:style style:name="T34" style:family="text">
      <style:text-properties style:font-name="Arial" officeooo:rsid="002d828f"/>
    </style:style>
    <style:style style:name="T35" style:family="text">
      <style:text-properties style:font-name="Arial" officeooo:rsid="0031d0da"/>
    </style:style>
    <style:style style:name="T36" style:family="text">
      <style:text-properties style:font-name="Arial" officeooo:rsid="00320fd2"/>
    </style:style>
    <style:style style:name="T37" style:family="text">
      <style:text-properties style:font-name="Arial" officeooo:rsid="0032afaa"/>
    </style:style>
    <style:style style:name="T38" style:family="text">
      <style:text-properties style:font-name="Arial" officeooo:rsid="00342065"/>
    </style:style>
    <style:style style:name="T39" style:family="text">
      <style:text-properties style:font-name="Arial" officeooo:rsid="0034ffc2"/>
    </style:style>
    <style:style style:name="T40" style:family="text">
      <style:text-properties style:font-name="Arial" officeooo:rsid="003629e2"/>
    </style:style>
    <style:style style:name="T41" style:family="text">
      <style:text-properties style:font-name="Arial" officeooo:rsid="00461c8a"/>
    </style:style>
    <style:style style:name="T42" style:family="text">
      <style:text-properties style:font-name="Arial" officeooo:rsid="0047d692"/>
    </style:style>
    <style:style style:name="T43" style:family="text">
      <style:text-properties style:font-name="Arial" officeooo:rsid="0048be06"/>
    </style:style>
    <style:style style:name="T44" style:family="text">
      <style:text-properties style:font-name="Arial" officeooo:rsid="004e3ec8"/>
    </style:style>
    <style:style style:name="T45" style:family="text">
      <style:text-properties style:font-name="Arial" officeooo:rsid="004fb494"/>
    </style:style>
    <style:style style:name="T46" style:family="text">
      <style:text-properties style:font-name="Arial" officeooo:rsid="00559942"/>
    </style:style>
    <style:style style:name="T47" style:family="text">
      <style:text-properties style:font-name="Arial" officeooo:rsid="00687e36"/>
    </style:style>
    <style:style style:name="T48" style:family="text">
      <style:text-properties style:font-name="Arial" officeooo:rsid="00693fbf"/>
    </style:style>
    <style:style style:name="T49" style:family="text">
      <style:text-properties style:font-name="Arial" officeooo:rsid="0069444a"/>
    </style:style>
    <style:style style:name="T50" style:family="text">
      <style:text-properties style:font-name="Arial" officeooo:rsid="006a4007"/>
    </style:style>
    <style:style style:name="T51" style:family="text">
      <style:text-properties style:font-name="Arial" officeooo:rsid="007023ae"/>
    </style:style>
    <style:style style:name="T52" style:family="text">
      <style:text-properties style:font-name="Arial" officeooo:rsid="0081735e"/>
    </style:style>
    <style:style style:name="T53" style:family="text">
      <style:text-properties style:font-name="Arial" officeooo:rsid="00832aa7"/>
    </style:style>
    <style:style style:name="T54" style:family="text">
      <style:text-properties style:font-name="Arial" officeooo:rsid="00844990"/>
    </style:style>
    <style:style style:name="T55" style:family="text">
      <style:text-properties style:font-name="Arial1" officeooo:rsid="00ef7d99" style:font-size-asian="14pt"/>
    </style:style>
    <style:style style:name="T56" style:family="text">
      <style:text-properties style:font-name="Arial1" officeooo:rsid="00181891" style:font-size-asian="14pt"/>
    </style:style>
    <style:style style:name="T57" style:family="text">
      <style:text-properties style:font-name="Arial1" officeooo:rsid="01df847d" style:font-size-asian="14pt"/>
    </style:style>
    <style:style style:name="T58" style:family="text">
      <style:text-properties style:font-name="Arial1" fo:font-weight="bold" officeooo:rsid="00181891" style:font-size-asian="14pt" style:font-weight-asian="bold" style:font-weight-complex="bold"/>
    </style:style>
    <style:style style:name="T59" style:family="text">
      <style:text-properties officeooo:rsid="00729a21"/>
    </style:style>
    <style:style style:name="T60" style:family="text">
      <style:text-properties fo:font-weight="bold" officeooo:rsid="00729a21" style:font-weight-asian="bold" style:font-weight-complex="bold"/>
    </style:style>
    <style:style style:name="T61" style:family="text">
      <style:text-properties fo:font-weight="bold" officeooo:rsid="00cdfc68" style:font-size-asian="14pt" style:font-weight-asian="bold" style:font-weight-complex="bold"/>
    </style:style>
    <style:style style:name="T62" style:family="text">
      <style:text-properties officeooo:rsid="00cdfc68" style:font-size-asian="14pt"/>
    </style:style>
    <style:style style:name="T63" style:family="text">
      <style:text-properties officeooo:rsid="031b1891" style:font-size-asian="14pt"/>
    </style:style>
    <style:style style:name="T64" style:family="text">
      <style:text-properties officeooo:rsid="00cecc9d" style:font-size-asian="14pt"/>
    </style:style>
    <style:style style:name="T65" style:family="text">
      <style:text-properties officeooo:rsid="034da286" style:font-size-asian="14pt"/>
    </style:style>
    <style:style style:name="T66" style:family="text">
      <style:text-properties officeooo:rsid="0074c226" style:font-size-asian="14pt"/>
    </style:style>
    <style:style style:name="T67" style:family="text">
      <style:text-properties officeooo:rsid="007358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Car Rent Yazılım Sistemi</text:p>
      <text:p text:style-name="P3">Yapılabilirlik Analizi</text:p>
      <text:p text:style-name="P1"><text:span text:style-name="T2">Ö</text:span><text:span text:style-name="T1">n Gereksinimler </text:span><text:span text:style-name="T3">Raporu</text:span></text:p>
      <text:p text:style-name="P4"/>
      <text:p text:style-name="P5"><text:tab/><text:span text:style-name="T59">Bu rapor iki (2) aşamada yapılacak olan </text:span><text:span text:style-name="T60">MyCar Rent Yazılım Sistemi</text:span><text:span text:style-name="T59">nin en temel gereksinimleridir. </text:span><text:span text:style-name="T67">Bu rapor </text:span><text:span text:style-name="T61">YuSoft </text:span><text:span text:style-name="T62">şirketi temsilcisi</text:span><text:span text:style-name="T63">, </text:span><text:span text:style-name="T55">yazılım geliştirme</text:span><text:span text:style-name="T58"> </text:span><text:span text:style-name="T56">eki</text:span><text:span text:style-name="T57">bi</text:span><text:span text:style-name="T56"> lideri ve yazılım mühendisi</text:span><text:span text:style-name="T62"> </text:span><text:span text:style-name="T61">Muhammed Yusuf Akçadağ</text:span><text:span text:style-name="T65"> </text:span><text:span text:style-name="T66">ve</text:span><text:span text:style-name="T62"> </text:span><text:span text:style-name="T61">MyCar Rent </text:span><text:span text:style-name="T64">şirketinin </text:span><text:span text:style-name="T66">temsilcisiyle beraber oluşturulmuştur.</text:span></text:p>
      <text:p text:style-name="P4"/>
      <text:list xml:id="list1772064812" text:style-name="L1">
        <text:list-item>
          <text:p text:style-name="P6"><text:span text:style-name="T26">Yazılım sistemi </text:span><text:span text:style-name="T4">Ş</text:span><text:span text:style-name="T5">irket</text:span><text:span text:style-name="T6"> </text:span><text:span text:style-name="T4">Y</text:span><text:span text:style-name="T6">önetimi</text:span><text:span text:style-name="T26"> işini yapa</text:span><text:span text:style-name="T41">r</text:span><text:span text:style-name="T27">.</text:span></text:p>
        </text:list-item>
        <text:list-item>
          <text:p text:style-name="P6"><text:span text:style-name="T26">Yazılım sistemi </text:span><text:span text:style-name="T7">Ş</text:span><text:span text:style-name="T6">ube </text:span><text:span text:style-name="T7">Y</text:span><text:span text:style-name="T6">önetimi</text:span><text:span text:style-name="T26"> işini yapa</text:span><text:span text:style-name="T42">r</text:span><text:span text:style-name="T27">.</text:span></text:p>
        </text:list-item>
        <text:list-item>
          <text:p text:style-name="P7"><text:span text:style-name="T26">Yazılım sistemi </text:span><text:span text:style-name="T7">P</text:span><text:span text:style-name="T12">ersonel</text:span><text:span text:style-name="T6"> </text:span><text:span text:style-name="T7">Y</text:span><text:span text:style-name="T6">önetimi</text:span><text:span text:style-name="T26"> işini yapa</text:span><text:span text:style-name="T42">r</text:span><text:span text:style-name="T27">.</text:span></text:p>
        </text:list-item>
        <text:list-item>
          <text:p text:style-name="P8"><text:span text:style-name="T26">Yazılım sistemi </text:span><text:span text:style-name="T7">T</text:span><text:span text:style-name="T11">aşıt</text:span><text:span text:style-name="T6"> </text:span><text:span text:style-name="T7">Y</text:span><text:span text:style-name="T6">önetimi</text:span><text:span text:style-name="T26"> işini yapa</text:span><text:span text:style-name="T42">r</text:span><text:span text:style-name="T27">.</text:span></text:p>
        </text:list-item>
        <text:list-item>
          <text:p text:style-name="P9"><text:span text:style-name="T28">Yazılım sistemi </text:span><text:span text:style-name="T7">Ü</text:span><text:span text:style-name="T9">ye </text:span><text:span text:style-name="T7">M</text:span><text:span text:style-name="T10">üşteri </text:span><text:span text:style-name="T7">Y</text:span><text:span text:style-name="T10">önetimi</text:span><text:span text:style-name="T29"> işini yapa</text:span><text:span text:style-name="T43">r</text:span><text:span text:style-name="T28">.</text:span></text:p>
        </text:list-item>
        <text:list-item>
          <text:p text:style-name="P10"><text:span text:style-name="T28">Yazılım sistemi </text:span><text:span text:style-name="T7">T</text:span><text:span text:style-name="T8">aşıt </text:span><text:span text:style-name="T7">K</text:span><text:span text:style-name="T8">iralama</text:span><text:span text:style-name="T28"> işini yapa</text:span><text:span text:style-name="T43">r</text:span><text:span text:style-name="T28">.</text:span></text:p>
        </text:list-item>
        <text:list-item>
          <text:p text:style-name="P11"><text:span text:style-name="T32">Yazılım sistemi her şubeye </text:span><text:span text:style-name="T13">özelleştiri</text:span><text:span text:style-name="T14">lir</text:span><text:span text:style-name="T32">.</text:span></text:p>
        </text:list-item>
        <text:list-item>
          <text:p text:style-name="P12"><text:span text:style-name="T47">İlk aşamada y</text:span><text:span text:style-name="T30">azılım sistemi Windows işletim sistemli bilgisayaralard</text:span><text:span text:style-name="T33">a </text:span><text:span text:style-name="T15">masaüstü uygulaması</text:span><text:span text:style-name="T30"> olarak çalış</text:span><text:span text:style-name="T52">ır.</text:span></text:p>
        </text:list-item>
        <text:list-item>
          <text:p text:style-name="P13"><text:span text:style-name="T48">İkinci aşamada </text:span><text:span text:style-name="T49">y</text:span><text:span text:style-name="T30">azılım sistemi </text:span><text:span text:style-name="T35">internet sunucularında </text:span><text:span text:style-name="T16">w</text:span><text:span text:style-name="T17">eb </text:span><text:span text:style-name="T16">uygulması</text:span><text:span text:style-name="T36"> olarak</text:span><text:span text:style-name="T35"> </text:span><text:span text:style-name="T30">çalış</text:span><text:span text:style-name="T53">ır.</text:span></text:p>
        </text:list-item>
        <text:list-item>
          <text:p text:style-name="P14"><text:span text:style-name="T48">İkinci aşamada </text:span><text:span text:style-name="T50">y</text:span><text:span text:style-name="T34">azılım sistemi </text:span><text:span text:style-name="T46">üye </text:span><text:span text:style-name="T37">müşterilere </text:span><text:span text:style-name="T18">çevrim içi</text:span><text:span text:style-name="T37"> olarak web uygulaması üzerinden </text:span><text:span text:style-name="T19">taşıt</text:span><text:span text:style-name="T18"> kiralama</text:span><text:span text:style-name="T37"> hizmeti ver</text:span><text:span text:style-name="T54">ir.</text:span></text:p>
        </text:list-item>
        <text:list-item>
          <text:p text:style-name="P15"><text:span text:style-name="T31">Yazılım sistemi </text:span><text:span text:style-name="T20">güvenilebilir</text:span><text:span text:style-name="T31"> olmalı</text:span><text:span text:style-name="T45">dır</text:span><text:span text:style-name="T31">.</text:span></text:p>
        </text:list-item>
        <text:list-item>
          <text:p text:style-name="P16"><text:span text:style-name="T31">Yazılım sistemi </text:span><text:span text:style-name="T21">kullanışlı</text:span><text:span text:style-name="T31"> olmalı</text:span><text:span text:style-name="T45">dır</text:span><text:span text:style-name="T31">.</text:span></text:p>
        </text:list-item>
        <text:list-item>
          <text:p text:style-name="P17"><text:span text:style-name="T31">Yazılım sistemi </text:span><text:span text:style-name="T22">ulaşılabilir</text:span><text:span text:style-name="T51"> </text:span><text:span text:style-name="T39">olmalı</text:span><text:span text:style-name="T44">dır</text:span><text:span text:style-name="T39">.</text:span></text:p>
        </text:list-item>
        <text:list-item>
          <text:p text:style-name="P18"><text:span text:style-name="T31">Yazılım sistemi </text:span><text:span text:style-name="T20">güvenil</text:span><text:span text:style-name="T23">ir</text:span><text:span text:style-name="T31"> olmalı</text:span><text:span text:style-name="T45">dır</text:span><text:span text:style-name="T31">.</text:span></text:p>
        </text:list-item>
        <text:list-item>
          <text:p text:style-name="P19"><text:span text:style-name="T30">Yazılım sistemi </text:span><text:span text:style-name="T24">emniyetli</text:span><text:span text:style-name="T38"> olmalıdır.</text:span></text:p>
        </text:list-item>
        <text:list-item>
          <text:p text:style-name="P19"><text:span text:style-name="T30">Yazılım sistemi </text:span><text:span text:style-name="T24">güvenli</text:span><text:span text:style-name="T38"> olmalıdır.</text:span></text:p>
        </text:list-item>
        <text:list-item>
          <text:p text:style-name="P20"><text:span text:style-name="T31">Yazılım sistemi </text:span><text:span text:style-name="T25">hızlı</text:span><text:span text:style-name="T40"> olmalıdı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21:40:43.723000000</dc:date>
    <meta:editing-duration>PT3H39M16S</meta:editing-duration>
    <meta:editing-cycles>8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170" meta:character-count="1232" meta:non-whitespace-character-count="1099"/>
  </office:meta>
</office:document-meta>
</file>